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BeanReferenceNameException.InvalidBeanReferenceNa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corator.registerEmbeddedServletBean( BeanDefinitionHolder holder , Parse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Decorator.createServletFactoryBeanDefinition( Element source , BeanDefinitionHolder holder , ParserContext ctx , String embeddedServletBean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ervletDecorator.decorate( Node source , BeanDefinitionHolder holder , Parse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